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77000000D910911E1E383F1BEF.png" manifest:media-type="image/png"/>
  <manifest:file-entry manifest:full-path="Pictures/100010580000909C0000166F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7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36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3.052cm" fo:min-width="3.812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388cm" fo:min-width="0.9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1" style:family="paragraph">
      <style:text-properties fo:language="en" fo:country="US"/>
    </style:style>
    <style:style style:name="P2" style:family="paragraph">
      <style:text-properties fo:color="#ffffff" fo:language="en" fo:country="US" fo:font-weight="bold" style:font-weight-asian="bold" style:font-weight-complex="bold"/>
    </style:style>
    <style:style style:name="P3" style:family="paragraph">
      <loext:graphic-properties draw:fill-color="#ffffff"/>
      <style:text-properties fo:language="en" fo:country="US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color="#ffffff" fo:font-size="54pt" fo:font-weight="bold" style:font-size-asian="72pt" style:font-weight-asian="bold" style:font-size-complex="72pt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font-size="32pt" style:font-size-asian="40pt" style:font-size-complex="40pt"/>
    </style:style>
    <style:style style:name="T4" style:family="text">
      <style:text-properties fo:font-size="2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6cm" svg:x="1.4cm" svg:y="0.6cm" presentation:class="title">
          <draw:text-box>
            <text:p text:style-name="P1"><text:span text:style-name="T1">perfectDN</text:span></text:p>
          </draw:text-box>
        </draw:frame>
        <draw:frame presentation:style-name="pr2" draw:text-style-name="P3" draw:layer="layout" svg:width="25.2cm" svg:height="9.134cm" svg:x="1.4cm" svg:y="3.8cm" presentation:class="subtitle">
          <draw:text-box>
            <text:p text:style-name="P1">The perfect natural dryer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2" draw:layer="layout" svg:width="19.5cm" svg:height="2.6cm" svg:x="1.4cm" svg:y="0.6cm" presentation:class="title">
          <draw:text-box>
            <text:p text:style-name="P1"><text:span text:style-name="T2">Who is it for?</text:span>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header>
                <text:p text:style-name="P1"/>
              </text:list-header>
              <text:list-item>
                <text:p text:style-name="P1"><text:span text:style-name="T3">The final client</text:span></text:p>
                <text:list>
                  <text:list-item>
                    <text:p text:style-name="P1"><text:span text:style-name="T4">Inhabitants of the World without dryer machines or don‘t trust in them.</text:span></text:p>
                  </text:list-item>
                </text:list>
              </text:list-item>
              <text:list-item>
                <text:p text:style-name="P1"><text:span text:style-name="T3">The intermediaries</text:span></text:p>
                <text:list>
                  <text:list-item>
                    <text:p text:style-name="P1"><text:span text:style-name="T4">No intermediaries (mobile phone app)</text:span></text:p>
                  </text:list-item>
                  <text:list-item>
                    <text:p text:style-name="P1"><text:span text:style-name="T4">Dryer rack producers </text:span></text:p>
                  </text:list-item>
                  <text:list-item>
                    <text:p text:style-name="P1"><text:span text:style-name="T4">Home appliance companies (GE, LG, Samsumg, Philips)</text:span></text:p>
                  </text:list-item>
                  <text:list-item>
                    <text:p text:style-name="P1"><text:span text:style-name="T4">Tech and Home automation companies (Amazon, Google, Appl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6" draw:text-style-name="P2" draw:layer="layout" svg:width="19.5cm" svg:height="2.813cm" svg:x="1.4cm" svg:y="0.494cm" presentation:class="title" presentation:user-transformed="true">
          <draw:text-box>
            <text:p text:style-name="P1"><text:span text:style-name="T2">What the problem does it solves?</text:span>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header>
                <text:p text:style-name="P1"/>
              </text:list-header>
              <text:list-item>
                <text:p text:style-name="P1"><text:span text:style-name="T3">The final client</text:span></text:p>
                <text:list>
                  <text:list-item>
                    <text:p text:style-name="P1"><text:span text:style-name="T4">Inhabitants of the World without dryer machines or don‘t trust in them.</text:span></text:p>
                  </text:list-item>
                </text:list>
              </text:list-item>
              <text:list-item>
                <text:p text:style-name="P1"><text:span text:style-name="T3">The intermediaries</text:span></text:p>
                <text:list>
                  <text:list-item>
                    <text:p text:style-name="P1"><text:span text:style-name="T4">No intermediaries (mobile phone app)</text:span></text:p>
                  </text:list-item>
                  <text:list-item>
                    <text:p text:style-name="P1"><text:span text:style-name="T4">Dryer rack producers </text:span></text:p>
                  </text:list-item>
                  <text:list-item>
                    <text:p text:style-name="P1"><text:span text:style-name="T4">Home appliance companies (GE, LG, Samsumg, Philips)</text:span></text:p>
                  </text:list-item>
                  <text:list-item>
                    <text:p text:style-name="P1"><text:span text:style-name="T4">Tech and Home automation companies (Amazon, Google, Appl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2" draw:layer="layout" svg:width="19.5cm" svg:height="2.6cm" svg:x="1.4cm" svg:y="0.6cm" presentation:class="title" presentation:user-transformed="true">
          <draw:text-box>
            <text:p text:style-name="P1"><text:span text:style-name="T2">How it works?</text:span></text:p>
          </draw:text-box>
        </draw:frame>
        <draw:frame presentation:style-name="pr4" draw:text-style-name="P1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2" draw:layer="layout" svg:width="19.5cm" svg:height="2.6cm" svg:x="1.4cm" svg:y="0.6cm" presentation:class="title" presentation:user-transformed="true">
          <draw:text-box>
            <text:p text:style-name="P1"><text:span text:style-name="T2">Why might it fail?</text:span>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1">Bad implementation</text:p>
              </text:list-item>
              <text:list-item>
                <text:p text:style-name="P1">Incorrect measurements / sensors</text:p>
              </text:list-item>
              <text:list-item>
                <text:p text:style-name="P1">Demanding user interface</text:p>
              </text:list-item>
              <text:list-item>
                <text:p text:style-name="P1">No bargaining power</text:p>
              </text:list-item>
              <text:list-item>
                <text:p text:style-name="P1">No partner agreements</text:p>
              </text:list-item>
              <text:list-item>
                <text:p text:style-name="P1">Cost structur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text-style-name="P2" draw:layer="layout" svg:width="19.5cm" svg:height="2.813cm" svg:x="1.4cm" svg:y="0.494cm" presentation:class="title" presentation:user-transformed="true">
          <draw:text-box>
            <text:p text:style-name="P1"><text:span text:style-name="T2">What should we prototype and test?</text:span>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1">Prototype:</text:p>
                <text:list>
                  <text:list-item>
                    <text:p text:style-name="P1">Capture information about weather, humidity, contamination, clothes conditions.</text:p>
                  </text:list-item>
                  <text:list-item>
                    <text:p text:style-name="P1">Install sensors required in available dryer racks</text:p>
                  </text:list-item>
                  <text:list-item>
                    <text:p text:style-name="P1">Evaluate clothes properties and behavior during the drying process.</text:p>
                  </text:list-item>
                  <text:list-item>
                    <text:p text:style-name="P1">Design Mobile app.</text:p>
                  </text:list-item>
                  <text:list-item>
                    <text:p text:style-name="P1">Design and production of the smart perfectND.</text:p>
                  </text:list-item>
                </text:list>
              </text:list-item>
              <text:list-item>
                <text:p text:style-name="P1">Test:</text:p>
                <text:list>
                  <text:list-item>
                    <text:p text:style-name="P1">Analyze information captured from sensors.</text:p>
                  </text:list-item>
                  <text:list-item>
                    <text:p text:style-name="P1">Client satisfaction.</text:p>
                  </text:list-item>
                  <text:list-item>
                    <text:p text:style-name="P1">Mobile app AB testing.</text:p>
                  </text:list-item>
                  <text:list-item>
                    <text:p text:style-name="P1">Supervision and very little survey to the final clie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2" draw:layer="layout" svg:width="19.5cm" svg:height="2.6cm" svg:x="1.4cm" svg:y="0.6cm" presentation:class="title" presentation:user-transformed="true">
          <draw:text-box>
            <text:p text:style-name="P1"><text:span text:style-name="T2">How will we make this happen?</text:span></text:p>
          </draw:text-box>
        </draw:frame>
        <draw:line draw:style-name="gr2" draw:text-style-name="P4" draw:layer="layout" svg:x1="0.762cm" svg:y1="9.144cm" svg:x2="27.178cm" svg:y2="9.144cm">
          <text:p/>
        </draw:line>
        <draw:line draw:style-name="gr3" draw:text-style-name="P4" draw:layer="layout" svg:x1="0.762cm" svg:y1="8.636cm" svg:x2="0.762cm" svg:y2="9.652cm">
          <text:p/>
        </draw:line>
        <draw:line draw:style-name="gr3" draw:text-style-name="P4" draw:layer="layout" svg:x1="2.162cm" svg:y1="8.636cm" svg:x2="2.162cm" svg:y2="9.652cm">
          <text:p/>
        </draw:line>
        <draw:line draw:style-name="gr3" draw:text-style-name="P4" draw:layer="layout" svg:x1="3.662cm" svg:y1="8.636cm" svg:x2="3.662cm" svg:y2="9.652cm">
          <text:p/>
        </draw:line>
        <draw:line draw:style-name="gr3" draw:text-style-name="P4" draw:layer="layout" svg:x1="5.162cm" svg:y1="8.636cm" svg:x2="5.162cm" svg:y2="9.652cm">
          <text:p/>
        </draw:line>
        <draw:line draw:style-name="gr3" draw:text-style-name="P4" draw:layer="layout" svg:x1="6.662cm" svg:y1="8.636cm" svg:x2="6.662cm" svg:y2="9.652cm">
          <text:p/>
        </draw:line>
        <draw:line draw:style-name="gr3" draw:text-style-name="P4" draw:layer="layout" svg:x1="8.162cm" svg:y1="8.636cm" svg:x2="8.162cm" svg:y2="9.652cm">
          <text:p/>
        </draw:line>
        <draw:line draw:style-name="gr3" draw:text-style-name="P4" draw:layer="layout" svg:x1="9.562cm" svg:y1="8.636cm" svg:x2="9.562cm" svg:y2="9.652cm">
          <text:p/>
        </draw:line>
        <draw:line draw:style-name="gr3" draw:text-style-name="P4" draw:layer="layout" svg:x1="10.962cm" svg:y1="8.636cm" svg:x2="10.962cm" svg:y2="9.652cm">
          <text:p/>
        </draw:line>
        <draw:line draw:style-name="gr3" draw:text-style-name="P4" draw:layer="layout" svg:x1="12.462cm" svg:y1="8.636cm" svg:x2="12.462cm" svg:y2="9.652cm">
          <text:p/>
        </draw:line>
        <draw:line draw:style-name="gr3" draw:text-style-name="P4" draw:layer="layout" svg:x1="13.962cm" svg:y1="8.636cm" svg:x2="13.962cm" svg:y2="9.652cm">
          <text:p/>
        </draw:line>
        <draw:line draw:style-name="gr3" draw:text-style-name="P4" draw:layer="layout" svg:x1="15.362cm" svg:y1="8.636cm" svg:x2="15.362cm" svg:y2="9.652cm">
          <text:p/>
        </draw:line>
        <draw:line draw:style-name="gr3" draw:text-style-name="P4" draw:layer="layout" svg:x1="16.762cm" svg:y1="8.636cm" svg:x2="16.762cm" svg:y2="9.652cm">
          <text:p/>
        </draw:line>
        <draw:line draw:style-name="gr3" draw:text-style-name="P4" draw:layer="layout" svg:x1="18.262cm" svg:y1="8.636cm" svg:x2="18.262cm" svg:y2="9.652cm">
          <text:p/>
        </draw:line>
        <draw:line draw:style-name="gr3" draw:text-style-name="P4" draw:layer="layout" svg:x1="19.762cm" svg:y1="8.636cm" svg:x2="19.762cm" svg:y2="9.652cm">
          <text:p/>
        </draw:line>
        <draw:line draw:style-name="gr3" draw:text-style-name="P4" draw:layer="layout" svg:x1="21.162cm" svg:y1="8.636cm" svg:x2="21.162cm" svg:y2="9.652cm">
          <text:p/>
        </draw:line>
        <draw:line draw:style-name="gr3" draw:text-style-name="P4" draw:layer="layout" svg:x1="22.562cm" svg:y1="8.636cm" svg:x2="22.562cm" svg:y2="9.652cm">
          <text:p/>
        </draw:line>
        <draw:line draw:style-name="gr3" draw:text-style-name="P4" draw:layer="layout" svg:x1="24.062cm" svg:y1="8.636cm" svg:x2="24.062cm" svg:y2="9.652cm">
          <text:p/>
        </draw:line>
        <draw:line draw:style-name="gr3" draw:text-style-name="P4" draw:layer="layout" svg:x1="25.462cm" svg:y1="8.636cm" svg:x2="25.462cm" svg:y2="9.652cm">
          <text:p/>
        </draw:line>
        <draw:frame draw:style-name="gr4" draw:text-style-name="P5" draw:layer="layout" svg:width="3.81cm" svg:height="0.962cm" svg:x="0.108cm" svg:y="4.572cm">
          <draw:text-box>
            <text:p>IoT BGSE</text:p>
          </draw:text-box>
        </draw:frame>
        <draw:line draw:style-name="gr5" draw:text-style-name="P4" draw:layer="layout" svg:x1="1.27cm" svg:y1="5.534cm" svg:x2="0.762cm" svg:y2="9.144cm">
          <text:p/>
        </draw:line>
        <draw:frame draw:style-name="gr4" draw:text-style-name="P5" draw:layer="layout" svg:width="3.81cm" svg:height="1.673cm" svg:x="0.308cm" svg:y="13.872cm">
          <draw:text-box>
            <text:p>Idea (own problem)</text:p>
          </draw:text-box>
        </draw:frame>
        <draw:line draw:style-name="gr5" draw:text-style-name="P4" draw:layer="layout" svg:x1="1.524cm" svg:y1="13.872cm" svg:x2="0.762cm" svg:y2="9.144cm">
          <text:p/>
        </draw:line>
        <draw:frame draw:style-name="gr6" draw:text-style-name="P5" draw:layer="layout" svg:width="4.65cm" svg:height="1.673cm" svg:x="1.524cm" svg:y="12.297cm">
          <draw:text-box>
            <text:p>RaspberryPi prototype</text:p>
          </draw:text-box>
        </draw:frame>
        <draw:line draw:style-name="gr5" draw:text-style-name="P4" draw:layer="layout" svg:x1="2.832cm" svg:y1="12.297cm" svg:x2="2.162cm" svg:y2="9.144cm">
          <text:p/>
        </draw:line>
        <draw:line draw:style-name="gr5" draw:text-style-name="P4" draw:layer="layout" svg:x1="2.54cm" svg:y1="7.62cm" svg:x2="2.162cm" svg:y2="9.144cm">
          <text:p/>
        </draw:line>
        <draw:frame draw:style-name="gr7" draw:text-style-name="P5" draw:layer="layout" svg:width="3.81cm" svg:height="1.673cm" svg:x="1.27cm" svg:y="5.947cm">
          <draw:text-box>
            <text:p>Web app</text:p>
            <text:p>prototype</text:p>
          </draw:text-box>
        </draw:frame>
        <draw:line draw:style-name="gr5" draw:text-style-name="P4" draw:layer="layout" svg:x1="4.064cm" svg:y1="10.16cm" svg:x2="3.662cm" svg:y2="9.144cm">
          <text:p/>
        </draw:line>
        <draw:frame draw:style-name="gr8" draw:text-style-name="P5" draw:layer="layout" svg:width="4.634cm" svg:height="2.384cm" svg:x="2.832cm" svg:y="9.996cm">
          <draw:text-box>
            <text:p>Find the</text:p>
            <text:p>Best initial </text:p>
            <text:p>formula</text:p>
          </draw:text-box>
        </draw:frame>
        <draw:line draw:style-name="gr5" draw:text-style-name="P4" draw:layer="layout" svg:x1="5.334cm" svg:y1="5.334cm" svg:x2="3.662cm" svg:y2="9.144cm">
          <text:p/>
        </draw:line>
        <draw:frame draw:style-name="gr8" draw:text-style-name="P5" draw:layer="layout" svg:width="8.128cm" svg:height="2.384cm" svg:x="4.318cm" svg:y="3.556cm">
          <draw:text-box>
            <text:p>Use external services</text:p>
            <text:p>(weather, contamination)</text:p>
          </draw:text-box>
        </draw:frame>
        <draw:line draw:style-name="gr5" draw:text-style-name="P4" draw:layer="layout" svg:x1="5.842cm" svg:y1="7.874cm" svg:x2="5.162cm" svg:y2="9.144cm">
          <text:p/>
        </draw:line>
        <draw:frame draw:style-name="gr8" draw:text-style-name="P5" draw:layer="layout" svg:width="3.396cm" svg:height="2.384cm" svg:x="4.986cm" svg:y="5.588cm">
          <draw:text-box>
            <text:p>Design</text:p>
            <text:p>First </text:p>
            <text:p>prototype</text:p>
          </draw:text-box>
        </draw:frame>
        <draw:line draw:style-name="gr5" draw:text-style-name="P4" draw:layer="layout" svg:x1="6.604cm" svg:y1="13.97cm" svg:x2="6.662cm" svg:y2="9.144cm">
          <text:p/>
        </draw:line>
        <draw:frame draw:style-name="gr9" draw:text-style-name="P5" draw:layer="layout" svg:width="5.788cm" svg:height="1.673cm" svg:x="4.118cm" svg:y="13.97cm">
          <draw:text-box>
            <text:p>First Design Proof of concept</text:p>
          </draw:text-box>
        </draw:frame>
        <draw:line draw:style-name="gr5" draw:text-style-name="P4" draw:layer="layout" svg:x1="8.162cm" svg:y1="11.571cm" svg:x2="8.162cm" svg:y2="9.144cm">
          <text:p/>
        </draw:line>
        <draw:frame draw:style-name="gr10" draw:text-style-name="P5" draw:layer="layout" svg:width="4.628cm" svg:height="2.399cm" svg:x="7.056cm" svg:y="11.571cm">
          <draw:text-box>
            <text:p>Design first dryer rack and mobile app</text:p>
          </draw:text-box>
        </draw:frame>
        <draw:line draw:style-name="gr5" draw:text-style-name="P4" draw:layer="layout" svg:x1="8.89cm" svg:y1="7.566cm" svg:x2="8.162cm" svg:y2="9.144cm">
          <text:p/>
        </draw:line>
        <draw:frame draw:style-name="gr11" draw:text-style-name="P5" draw:layer="layout" svg:width="3.474cm" svg:height="2.486cm" svg:x="7.656cm" svg:y="5.08cm">
          <draw:text-box>
            <text:p>Contact dryer producers</text:p>
          </draw:text-box>
        </draw:frame>
        <draw:custom-shape draw:style-name="gr12" draw:text-style-name="P7" draw:layer="layout" svg:width="8.624cm" svg:height="6.604cm" svg:x="9.638cm" svg:y="5.818cm">
          <text:p text:style-name="P6">Find</text:p>
          <text:p text:style-name="P6">Investors</text:p>
          <text:p text:style-name="P6">-</text:p>
          <text:p text:style-name="P6">Second proof</text:p>
          <text:p text:style-name="P6">Of</text:p>
          <text:p text:style-name="P6">concep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4" draw:layer="layout" svg:x1="18.034cm" svg:y1="7.156cm" svg:x2="19.762cm" svg:y2="9.144cm">
          <text:p/>
        </draw:line>
        <draw:frame draw:style-name="gr4" draw:text-style-name="P5" draw:layer="layout" svg:width="3.81cm" svg:height="2.384cm" svg:x="16.108cm" svg:y="4.772cm">
          <draw:text-box>
            <text:p>Start to produce dryer racks</text:p>
          </draw:text-box>
        </draw:frame>
        <draw:line draw:style-name="gr5" draw:text-style-name="P4" draw:layer="layout" svg:x1="19.05cm" svg:y1="11.938cm" svg:x2="19.762cm" svg:y2="9.144cm">
          <text:p/>
        </draw:line>
        <draw:frame draw:style-name="gr4" draw:text-style-name="P5" draw:layer="layout" svg:width="3.81cm" svg:height="1.673cm" svg:x="17.508cm" svg:y="12.072cm">
          <draw:text-box>
            <text:p>Contact sellers</text:p>
          </draw:text-box>
        </draw:frame>
        <draw:custom-shape draw:style-name="gr13" draw:text-style-name="P7" draw:layer="layout" svg:width="2.9cm" svg:height="1.276cm" svg:x="21.162cm" svg:y="8.53cm">
          <text:p text:style-name="P6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4" draw:layer="layout" svg:x1="21.59cm" svg:y1="6.604cm" svg:x2="22.562cm" svg:y2="8.53cm">
          <text:p/>
        </draw:line>
        <draw:frame draw:style-name="gr4" draw:text-style-name="P5" draw:layer="layout" svg:width="3.81cm" svg:height="0.962cm" svg:x="19.558cm" svg:y="5.642cm">
          <draw:text-box>
            <text:p>Start to sell</text:p>
          </draw:text-box>
        </draw:frame>
        <draw:line draw:style-name="gr5" draw:text-style-name="P4" draw:layer="layout" svg:x1="22.606cm" svg:y1="12.192cm" svg:x2="22.562cm" svg:y2="9.806cm">
          <text:p/>
        </draw:line>
        <draw:frame draw:style-name="gr14" draw:text-style-name="P5" draw:layer="layout" svg:width="4.444cm" svg:height="3.806cm" svg:x="20.974cm" svg:y="12.173cm">
          <draw:text-box>
            <text:p>Product</text:p>
            <text:p>Improvement based on the clients</text:p>
          </draw:text-box>
        </draw:frame>
        <draw:line draw:style-name="gr5" draw:text-style-name="P4" draw:layer="layout" svg:x1="25.4cm" svg:y1="9.144cm" svg:x2="25.4cm" svg:y2="7.62cm">
          <text:p/>
        </draw:line>
        <draw:line draw:style-name="gr5" draw:text-style-name="P4" draw:layer="layout" svg:x1="26.416cm" svg:y1="9.144cm" svg:x2="26.416cm" svg:y2="10.922cm">
          <text:p/>
        </draw:line>
        <draw:frame draw:style-name="gr4" draw:text-style-name="P5" draw:layer="layout" svg:width="3.81cm" svg:height="1.673cm" svg:x="24.908cm" svg:y="10.873cm">
          <draw:text-box>
            <text:p>Sell the </text:p>
            <text:p>startup</text:p>
          </draw:text-box>
        </draw:frame>
        <draw:frame draw:style-name="gr15" draw:text-style-name="P5" draw:layer="layout" svg:width="3.764cm" svg:height="5.334cm" svg:x="23.922cm" svg:y="2.432cm">
          <draw:text-box>
            <text:p>Contact:</text:p>
            <text:p>- Amazon</text:p>
            <text:p>- Samsung</text:p>
            <text:p>- LG</text:p>
            <text:p>- Google</text:p>
            <text:p>- GE</text:p>
            <text:p>- …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text-style-name="P2" draw:layer="layout" svg:width="19.5cm" svg:height="2.6cm" svg:x="1.4cm" svg:y="0.6cm" presentation:class="title" presentation:user-transformed="true">
          <draw:text-box>
            <text:p text:style-name="P1"><text:span text:style-name="T2">What did we do?</text:span></text:p>
          </draw:text-box>
        </draw:frame>
        <draw:frame presentation:style-name="pr4" draw:text-style-name="P1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909C0000166FD21A14F0A9096EB5.svg" xlink:type="simple" xlink:show="embed" xlink:actuate="onLoad">
          <text:p/>
        </draw:image>
        <draw:image xlink:href="Pictures/1000020100000577000000D910911E1E383F1BE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22:33:39.043596984</meta:creation-date>
    <meta:editing-duration>P0D</meta:editing-duration>
    <meta:editing-cycles>1</meta:editing-cycles>
    <meta:generator>LibreOffice/5.1.6.2$Linux_X86_64 LibreOffice_project/10m0$Build-2</meta:generator>
    <dc:title>Bright Blue</dc:title>
    <meta:document-statistic meta:object-count="106"/>
    <meta:template xlink:type="simple" xlink:actuate="onRequest" xlink:title="Bright Blue" xlink:href="../../../../../../../../../../usr/lib/libreoffice/share/template/common/layout/BrightBlue.otp" meta:date="2017-06-21T22:33:38.469909201"/>
  </office:meta>
</office:document-meta>
</file>